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CHEF-D'OEUVRE</text:p>
      <text:p text:style-name="P2"/>
      <text:p text:style-name="P2"/>
      <text:list xml:id="list4522367771233279927" text:style-name="L1">
        <text:list-item>
          <text:p text:style-name="P5">Le besoin : </text:p>
          <text:p text:style-name="P5">Créer un site galerie pour permettre le stockage d’œuvres d'arts matériels (numérisé ces œuvres).</text:p>
          <text:p text:style-name="P5"/>
        </text:list-item>
        <text:list-item>
          <text:p text:style-name="P5">Objectifs :</text:p>
          <text:p text:style-name="P5">pérenniser les œuvres matériels qui se dégrade rapidement</text:p>
          <text:p text:style-name="P5">donner des indications sur les œuvres</text:p>
          <text:p text:style-name="P5">avoir la possibilité de montrer ces œuvres sur une plateforme plutôt que les œuvres physiques fragiles</text:p>
          <text:p text:style-name="P5"><text:s/></text:p>
        </text:list-item>
      </text:list>
      <text:p text:style-name="P3"/>
      <text:list xml:id="list32313023" text:continue-numbering="true" text:style-name="L1">
        <text:list-item>
          <text:p text:style-name="P5">Principales fonctionnalités :</text:p>
          <text:p text:style-name="P5">MOBILE FIRST !!!</text:p>
          <text:p text:style-name="P7"><text:span text:style-name="T1">gestion des œuvres via un admin panel (</text:span><text:span text:style-name="T1">CRUD</text:span><text:span text:style-name="T1">)</text:span></text:p>
          <text:p text:style-name="P5">un endroit pour se connecter à l'admin panel (avec mot de passe)</text:p>
          <text:p text:style-name="P5">stocker ces œuvres dans une BDD</text:p>
          <text:p text:style-name="P5">les ranger par catégories</text:p>
          <text:p text:style-name="P5">possibilité de cliquer dessus pour avoir une image plus grande + voir le détail de la description</text:p>
          <text:p text:style-name="P5">trouvé des informations sur l'artiste</text:p>
          <text:p text:style-name="P5">créer une barre de recherche : la recherche par titre me semble le plus pertinent</text:p>
          <text:p text:style-name="P5">si possible ajouter des filtres à la recherche</text:p>
          <text:p text:style-name="P5">dans la navbar avoir un dropdown plutôt que mettre directe les catégories, avec un home ou y'a toutes les œuvres dans le désordre et un lien à propos de l'artiste.</text:p>
          <text:p text:style-name="P5"/>
          <text:p text:style-name="P5"/>
        </text:list-item>
      </text:list>
      <text:list xml:id="list8369699888807323301" text:style-name="L2">
        <text:list-item>
          <text:p text:style-name="P6">Truques en plus :</text:p>
          <text:p text:style-name="P6">possibilité de créer un espace commentaire (formulaire, identification, création de contenue)</text:p>
        </text:list-item>
      </text:list>
      <text:p text:style-name="P3"/>
      <text:p text:style-name="P3"/>
      <text:list xml:id="list32303831" text:continue-numbering="true" text:style-name="L2">
        <text:list-item>
          <text:p text:style-name="P6">Technologies a utilisées :</text:p>
          <text:p text:style-name="P6">Front-end :</text:p>
          <text:list>
            <text:list-header>
              <text:p text:style-name="P6">Framework Bootstrap pour la galerie</text:p>
              <text:p text:style-name="P6">Framework Spectre pour l'admin panel</text:p>
              <text:p text:style-name="P6">essayer de caler un peu de javascript (peut être pour le redimensionnement de l'image pour mieux la voir)</text:p>
            </text:list-header>
          </text:list>
        </text:list-item>
      </text:list>
      <text:p text:style-name="P3"><text:tab/>Back-end :</text:p>
      <text:p text:style-name="P3"><text:tab/><text:tab/>PHP peut être un framework mais pas sûr (essayer de le faire en orienté objet)</text:p>
      <text:p text:style-name="P3"><text:tab/><text:tab/>peut-être utilisé le framework Medoo pour le sql du back et sécurisé un peu plus les requêtes</text:p>
      <text:p text:style-name="P3"/>
      <text:p text:style-name="P3">Le site existe déjà il s'agit donc de refaire entièrement le back-end qui n'a pas été fait par mes soins, faire une refonte graphique en prenant en compte quelques bonnes pratiques opquast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a Morvan</meta:initial-creator>
    <meta:creation-date>2020-11-27T15:38:54.33</meta:creation-date>
    <dc:date>2021-01-06T12:09:12.96</dc:date>
    <meta:editing-duration>PT1H48M35S</meta:editing-duration>
    <meta:editing-cycles>13</meta:editing-cycles>
    <meta:generator>OpenOffice/4.0.1$Win32 OpenOffice.org_project/401m5$Build-9714</meta:generator>
    <dc:creator>Laura Morvan</dc:creator>
    <meta:document-statistic meta:table-count="0" meta:image-count="0" meta:object-count="0" meta:page-count="1" meta:paragraph-count="30" meta:word-count="302" meta:character-count="1693"/>
  </office:meta>
</office:document-meta>
</file>